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8b1" officeooo:paragraph-rsid="001f88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fhiuhgrhuigrgjhgiujfpn</text:p>
      <text:p text:style-name="P1">shfhudffghuodfuisdhfkudg</text:p>
      <text:p text:style-name="P1">jhfgjkbfbfln</text:p>
      <text:p text:style-name="P1">fvbjkdngnh</text:p>
      <text:p text:style-name="P1">hvkfbgl</text:p>
      <text:p text:style-name="P1">vhg;’</text:p>
      <text:p text:style-name="P1">fgljrlfg’;fg;gb’;’egfolejg</text:p>
      <text:p text:style-name="P1">rj’preh’kDFB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17:32.025631100</meta:creation-date>
    <dc:date>2019-03-15T19:17:59.226790464</dc:date>
    <meta:editing-duration>PT27S</meta:editing-duration>
    <meta:editing-cycles>1</meta:editing-cycles>
    <meta:document-statistic meta:table-count="0" meta:image-count="0" meta:object-count="0" meta:page-count="1" meta:paragraph-count="8" meta:word-count="8" meta:character-count="120" meta:non-whitespace-character-count="120"/>
    <meta:generator>LibreOffice/5.1.6.2$Linux_X86_64 LibreOffice_project/10m0$Build-2</meta:generator>
  </office:meta>
</office:document-meta>
</file>